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B0000002481E18B855253D15F.png" manifest:media-type="image/png"/>
  <manifest:file-entry manifest:full-path="Pictures/10000201000002DF000001EBA5808516424E30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c55" officeooo:paragraph-rsid="00165c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1.298cm" svg:width="17.59cm" svg:height="11.749cm" draw:z-index="0"><draw:image xlink:href="Pictures/10000201000002DF000001EBA5808516424E307D.png" xlink:type="simple" xlink:show="embed" xlink:actuate="onLoad" loext:mime-type="image/png"/></draw:frame>Durante la rpueba de estress el procesador funcionaba asi:</text:p>
      <text:p text:style-name="P1"/>
      <text:p text:style-name="P1"/>
      <text:p text:style-name="P1"/>
      <text:p text:style-name="P1"/>
      <text:p text:style-name="P1"><draw:frame draw:style-name="fr1" draw:name="Image2" text:anchor-type="char" svg:x="0cm" svg:y="0.037cm" svg:width="17.59cm" svg:height="0.905cm" draw:z-index="1"><draw:image xlink:href="Pictures/10000201000002BB0000002481E18B855253D15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05:16:08.435417190</meta:creation-date>
    <dc:date>2022-10-22T05:22:40.616356408</dc:date>
    <meta:editing-duration>PT6M33S</meta:editing-duration>
    <meta:editing-cycles>1</meta:editing-cycles>
    <meta:document-statistic meta:table-count="0" meta:image-count="2" meta:object-count="0" meta:page-count="1" meta:paragraph-count="1" meta:word-count="9" meta:character-count="58" meta:non-whitespace-character-count="50"/>
    <meta:generator>LibreOffice/6.4.7.2$Linux_X86_64 LibreOffice_project/40$Build-2</meta:generator>
  </office:meta>
</office:document-meta>
</file>